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style:font-name="Frutiger Light Condensed"/>
    </style:style>
    <style:style style:name="P2" style:family="paragraph">
      <loext:graphic-properties draw:fill-color="#ffffff"/>
      <style:text-properties style:font-name="Frutiger Light Condense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style:font-name="Frutiger Light Condensed"/>
    </style:style>
    <style:style style:name="P5" style:family="paragraph">
      <style:paragraph-properties fo:text-align="start"/>
    </style:style>
    <style:style style:name="P6" style:family="paragraph">
      <style:text-properties fo:color="#c9211e"/>
    </style:style>
    <style:style style:name="P7" style:family="paragraph">
      <loext:graphic-properties draw:fill-color="#ffffff"/>
    </style:style>
    <style:style style:name="T1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 presentation:user-transformed="true">
          <draw:text-box>
            <text:p text:style-name="P1">Images and post-processing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1">Image-space effects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<text:span text:style-name="T1">RTR 12</text:span></text:p>
              </text:list-item>
              <text:list-item>
                <text:p text:style-name="P1">Image processing</text:p>
              </text:list-item>
              <text:list-item>
                <text:p text:style-name="P1">Lens Flare </text:p>
              </text:list-item>
              <text:list-item>
                <text:p text:style-name="P1">Bloom</text:p>
              </text:list-item>
              <text:list-item>
                <text:p text:style-name="P1">DOF</text:p>
              </text:list-item>
              <text:list-item>
                <text:p text:style-name="P1">Motion blu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 text:style-name="P5">HDR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1">TOD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6T22:00:58.075341674</meta:creation-date>
    <meta:generator>LibreOffice/6.4.7.2$Linux_X86_64 LibreOffice_project/40$Build-2</meta:generator>
    <dc:date>2022-12-13T10:32:36.616472954</dc:date>
    <meta:editing-duration>PT6M2S</meta:editing-duration>
    <meta:editing-cycles>6</meta:editing-cycles>
    <meta:document-statistic meta:object-count="32"/>
  </office:meta>
</office:document-meta>
</file>